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a1d84" officeooo:paragraph-rsid="000a1d84"/>
    </style:style>
    <style:style style:name="P2" style:family="paragraph" style:parent-style-name="Standard" style:list-style-name="L1">
      <style:text-properties officeooo:rsid="000a1d84" officeooo:paragraph-rsid="000a1d84"/>
    </style:style>
    <style:style style:name="P3" style:family="paragraph" style:parent-style-name="Standard" style:list-style-name="L1">
      <style:text-properties officeooo:rsid="0017e6dd" officeooo:paragraph-rsid="000a1d84"/>
    </style:style>
    <style:style style:name="P4" style:family="paragraph" style:parent-style-name="Standard" style:list-style-name="L1">
      <style:text-properties officeooo:rsid="0013f0f7" officeooo:paragraph-rsid="000a1d84"/>
    </style:style>
    <style:style style:name="P5" style:family="paragraph" style:parent-style-name="Standard" style:list-style-name="L1">
      <style:text-properties officeooo:rsid="00159b8f" officeooo:paragraph-rsid="000a1d84"/>
    </style:style>
    <style:style style:name="P6" style:family="paragraph" style:parent-style-name="Standard" style:list-style-name="L1">
      <style:text-properties officeooo:rsid="0018fb1b" officeooo:paragraph-rsid="000a1d84"/>
    </style:style>
    <style:style style:name="P7" style:family="paragraph" style:parent-style-name="Standard" style:list-style-name="L1">
      <style:text-properties officeooo:rsid="00171376" officeooo:paragraph-rsid="000a1d84"/>
    </style:style>
    <style:style style:name="P8" style:family="paragraph" style:parent-style-name="Standard" style:list-style-name="L1">
      <style:text-properties officeooo:rsid="0027fdb5" officeooo:paragraph-rsid="000a1d84"/>
    </style:style>
    <style:style style:name="P9" style:family="paragraph" style:parent-style-name="Standard" style:list-style-name="L1">
      <style:text-properties officeooo:rsid="001bcfa4" officeooo:paragraph-rsid="000a1d84"/>
    </style:style>
    <style:style style:name="P10" style:family="paragraph" style:parent-style-name="Standard" style:list-style-name="L1">
      <style:text-properties officeooo:rsid="001b5e1c" officeooo:paragraph-rsid="000a1d84"/>
    </style:style>
    <style:style style:name="P11" style:family="paragraph" style:parent-style-name="Standard" style:list-style-name="L1">
      <style:text-properties officeooo:rsid="000efa63" officeooo:paragraph-rsid="000a1d84"/>
    </style:style>
    <style:style style:name="P12" style:family="paragraph" style:parent-style-name="Standard" style:list-style-name="L1">
      <style:text-properties officeooo:rsid="000c97eb" officeooo:paragraph-rsid="000a1d84"/>
    </style:style>
    <style:style style:name="P13" style:family="paragraph" style:parent-style-name="Standard" style:list-style-name="L1">
      <style:text-properties officeooo:rsid="000bfd64" officeooo:paragraph-rsid="000a1d84"/>
    </style:style>
    <style:style style:name="T1" style:family="text">
      <style:text-properties officeooo:rsid="000a1d84"/>
    </style:style>
    <style:style style:name="T2" style:family="text">
      <style:text-properties officeooo:rsid="00159b8f"/>
    </style:style>
    <style:style style:name="T3" style:family="text">
      <style:text-properties officeooo:rsid="0019deed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2/07/23</text:p>
      <text:p text:style-name="P1">Kitkat</text:p>
      <text:p text:style-name="P1">Expository Writing</text:p>
      <text:p text:style-name="P1">First Essay Outline</text:p>
      <text:p text:style-name="P1"/>
      <text:list xml:id="list1860131430" text:style-name="L1">
        <text:list-item>
          <text:p text:style-name="P4"><text:span text:style-name="T1">R</text:span><text:span text:style-name="T2">itual formula.</text:span></text:p>
          <text:list>
            <text:list-item>
              <text:p text:style-name="P5">Do legwork. </text:p>
            </text:list-item>
            <text:list-item>
              <text:p text:style-name="P3">Consider the prompt.</text:p>
            </text:list-item>
            <text:list-item>
              <text:p text:style-name="P6">Create outline skeleton.</text:p>
            </text:list-item>
            <text:list-item>
              <text:p text:style-name="P7">Write a thesis statement. </text:p>
              <text:list>
                <text:list-item>
                  <text:p text:style-name="P8">By examining Β, Γ and Δ, it is clear that Α.</text:p>
                </text:list-item>
              </text:list>
            </text:list-item>
            <text:list-item>
              <text:p text:style-name="P9"><text:span text:style-name="T3">Fill out skeleton.</text:span></text:p>
              <text:list>
                <text:list-item>
                  <text:p text:style-name="P9">Soggy draft.</text:p>
                </text:list-item>
              </text:list>
            </text:list-item>
            <text:list-item>
              <text:p text:style-name="P3">Review <text:span text:style-name="T3">o</text:span>utline.</text:p>
              <text:list>
                <text:list-item>
                  <text:p text:style-name="P3">Correct MLA citation format.</text:p>
                </text:list-item>
                <text:list-item>
                  <text:p text:style-name="P9">Formal language.</text:p>
                </text:list-item>
                <text:list-item>
                  <text:p text:style-name="P10">Replace general words. </text:p>
                </text:list-item>
              </text:list>
            </text:list-item>
            <text:list-item>
              <text:p text:style-name="P3">Transmute into essay form.</text:p>
            </text:list-item>
            <text:list-item>
              <text:p text:style-name="P3">Review essay.</text:p>
            </text:list-item>
          </text:list>
        </text:list-item>
        <text:list-item>
          <text:p text:style-name="P13">Prompts:</text:p>
          <text:list>
            <text:list-item>
              <text:p text:style-name="P13">To what extend to social groups and music effect an individuals definition of self.</text:p>
            </text:list-item>
          </text:list>
        </text:list-item>
        <text:list-item>
          <text:p text:style-name="P2">Legwork.</text:p>
          <text:list>
            <text:list-item>
              <text:p text:style-name="P12">Circle the terms in the prompt that correspond to concepts in the readings. </text:p>
              <text:list>
                <text:list-item>
                  <text:p text:style-name="P13">To what extend to <text:span text:style-name="T4">social groups</text:span> and <text:span text:style-name="T4">music</text:span> effect an individuals definition of <text:span text:style-name="T4">self</text:span>.</text:p>
                </text:list-item>
              </text:list>
            </text:list-item>
            <text:list-item>
              <text:p text:style-name="P12">For each:</text:p>
              <text:list>
                <text:list-item>
                  <text:p text:style-name="P2">Social Groups.</text:p>
                  <text:list>
                    <text:list-item>
                      <text:p text:style-name="P12">define how it is used in the readings.</text:p>
                    </text:list-item>
                    <text:list-item>
                      <text:p text:style-name="P12">Find a quote which connects.</text:p>
                    </text:list-item>
                    <text:list-item>
                      <text:p text:style-name="P12">Explain the quote in my own terms.</text:p>
                    </text:list-item>
                    <text:list-item>
                      <text:p text:style-name="P12">Explain how the quote advances my thesis. </text:p>
                    </text:list-item>
                    <text:list-item>
                      <text:p text:style-name="P12">Answer how the authors agree or disagree. </text:p>
                    </text:list-item>
                  </text:list>
                </text:list-item>
                <text:list-item>
                  <text:p text:style-name="P2">Music.</text:p>
                  <text:list>
                    <text:list-item>
                      <text:p text:style-name="P12">define how it is used in the readings.</text:p>
                    </text:list-item>
                    <text:list-item>
                      <text:p text:style-name="P12">Find a quote which connects.</text:p>
                    </text:list-item>
                    <text:list-item>
                      <text:p text:style-name="P12">Explain the quote in my own terms.</text:p>
                    </text:list-item>
                    <text:list-item>
                      <text:p text:style-name="P12">Explain how the quote advances my thesis. </text:p>
                    </text:list-item>
                  </text:list>
                </text:list-item>
                <text:list-item>
                  <text:p text:style-name="P12">Answer how the authors agree or disagree. </text:p>
                </text:list-item>
                <text:list-item>
                  <text:p text:style-name="P2">Self.</text:p>
                  <text:list>
                    <text:list-item>
                      <text:p text:style-name="P12">define how it is used in the readings.</text:p>
                    </text:list-item>
                    <text:list-item>
                      <text:p text:style-name="P12">Find a quote which connects.</text:p>
                    </text:list-item>
                    <text:list-item>
                      <text:p text:style-name="P12">Explain the quote in my own terms.</text:p>
                    </text:list-item>
                    <text:list-item>
                      <text:p text:style-name="P12">Explain how the quote advances my thesis. </text:p>
                    </text:list-item>
                  </text:list>
                </text:list-item>
                <text:list-item>
                  <text:p text:style-name="P12">Answer how the authors agree or disagree. </text:p>
                </text:list-item>
              </text:list>
            </text:list-item>
            <text:list-item>
              <text:p text:style-name="P12">Look to see if a thesis statement emerges. </text:p>
              <text:list>
                <text:list-item>
                  <text:p text:style-name="P11">Address the assignment questio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8:46:38.328349093</meta:creation-date>
    <dc:date>2023-02-07T18:53:19.322685813</dc:date>
    <meta:editing-duration>PT6M4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4" meta:word-count="257" meta:character-count="1342" meta:non-whitespace-character-count="1158"/>
  </office:meta>
</office:document-meta>
</file>